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ece17" officeooo:paragraph-rsid="000ece17" style:font-size-asian="14pt" style:font-size-complex="16pt"/>
    </style:style>
    <style:style style:name="P2" style:family="paragraph" style:parent-style-name="Standard">
      <style:text-properties fo:font-size="16pt" officeooo:rsid="000ece17" officeooo:paragraph-rsid="00104603" style:font-size-asian="14pt" style:font-size-complex="16pt"/>
    </style:style>
    <style:style style:name="P3" style:family="paragraph" style:parent-style-name="Standard">
      <style:text-properties fo:font-size="16pt" officeooo:rsid="000ece17" officeooo:paragraph-rsid="00106a49" style:font-size-asian="14pt" style:font-size-complex="16pt"/>
    </style:style>
    <style:style style:name="P4" style:family="paragraph" style:parent-style-name="Standard">
      <style:text-properties fo:font-size="16pt" officeooo:rsid="004fe54d" officeooo:paragraph-rsid="004fe54d" style:font-size-asian="14pt" style:font-size-complex="16pt"/>
    </style:style>
    <style:style style:name="P5" style:family="paragraph" style:parent-style-name="Standard">
      <style:text-properties fo:font-size="16pt" officeooo:rsid="005ea763" officeooo:paragraph-rsid="005ea763" style:font-size-asian="14pt" style:font-size-complex="16pt"/>
    </style:style>
    <style:style style:name="P6" style:family="paragraph" style:parent-style-name="Standard">
      <style:text-properties fo:font-size="16pt" fo:font-style="normal" officeooo:rsid="00104603" officeooo:paragraph-rsid="000ece17" style:font-size-asian="14pt" style:font-style-asian="normal" style:font-size-complex="16pt" style:font-style-complex="normal"/>
    </style:style>
    <style:style style:name="P7" style:family="paragraph" style:parent-style-name="Standard">
      <style:text-properties fo:font-size="16pt" fo:font-style="normal" officeooo:rsid="00104603" officeooo:paragraph-rsid="00104603" style:font-size-asian="14pt" style:font-style-asian="normal" style:font-size-complex="16pt" style:font-style-complex="normal"/>
    </style:style>
    <style:style style:name="P8" style:family="paragraph" style:parent-style-name="Standard">
      <style:text-properties fo:font-size="16pt" fo:font-style="normal" officeooo:rsid="00106a49" officeooo:paragraph-rsid="00104603" style:font-size-asian="14pt" style:font-style-asian="normal" style:font-size-complex="16pt" style:font-style-complex="normal"/>
    </style:style>
    <style:style style:name="P9" style:family="paragraph" style:parent-style-name="Standard">
      <style:text-properties fo:font-size="16pt" fo:font-style="normal" officeooo:rsid="000ece17" officeooo:paragraph-rsid="0011bd57" style:font-size-asian="14pt" style:font-style-asian="normal" style:font-size-complex="16pt" style:font-style-complex="normal"/>
    </style:style>
    <style:style style:name="P10" style:family="paragraph" style:parent-style-name="Standard">
      <style:text-properties fo:font-size="16pt" fo:font-style="normal" officeooo:rsid="0017ad2e" officeooo:paragraph-rsid="0017ad2e" style:font-size-asian="14pt" style:font-style-asian="normal" style:font-size-complex="16pt" style:font-style-complex="normal"/>
    </style:style>
    <style:style style:name="P11" style:family="paragraph" style:parent-style-name="Standard">
      <style:text-properties fo:font-size="16pt" fo:font-style="normal" officeooo:rsid="001975ed" officeooo:paragraph-rsid="001975ed" style:font-size-asian="14pt" style:font-style-asian="normal" style:font-size-complex="16pt" style:font-style-complex="normal"/>
    </style:style>
    <style:style style:name="P12" style:family="paragraph" style:parent-style-name="Standard">
      <style:text-properties fo:font-size="16pt" fo:font-style="normal" officeooo:rsid="002833d6" officeooo:paragraph-rsid="002833d6" style:font-size-asian="14pt" style:font-style-asian="normal" style:font-size-complex="16pt" style:font-style-complex="normal"/>
    </style:style>
    <style:style style:name="P13" style:family="paragraph" style:parent-style-name="Standard">
      <style:text-properties fo:font-size="16pt" fo:font-style="normal" officeooo:rsid="00293022" officeooo:paragraph-rsid="00293022" style:font-size-asian="14pt" style:font-style-asian="normal" style:font-size-complex="16pt" style:font-style-complex="normal"/>
    </style:style>
    <style:style style:name="P14" style:family="paragraph" style:parent-style-name="Standard">
      <style:text-properties fo:font-size="16pt" fo:font-style="normal" officeooo:rsid="002d2162" officeooo:paragraph-rsid="002d2162" style:font-size-asian="14pt" style:font-style-asian="normal" style:font-size-complex="16pt" style:font-style-complex="normal"/>
    </style:style>
    <style:style style:name="P15" style:family="paragraph" style:parent-style-name="Standard">
      <style:text-properties fo:font-size="16pt" fo:font-style="normal" officeooo:rsid="002d6400" officeooo:paragraph-rsid="002d6400" style:font-size-asian="14pt" style:font-style-asian="normal" style:font-size-complex="16pt" style:font-style-complex="normal"/>
    </style:style>
    <style:style style:name="P16" style:family="paragraph" style:parent-style-name="Standard">
      <style:text-properties fo:font-size="16pt" fo:font-style="normal" officeooo:rsid="002d6400" officeooo:paragraph-rsid="003094c6" style:font-size-asian="14pt" style:font-style-asian="normal" style:font-size-complex="16pt" style:font-style-complex="normal"/>
    </style:style>
    <style:style style:name="P17" style:family="paragraph" style:parent-style-name="Standard">
      <style:text-properties fo:font-size="16pt" fo:font-style="normal" officeooo:rsid="0036da5f" officeooo:paragraph-rsid="0036da5f" style:font-size-asian="14pt" style:font-style-asian="normal" style:font-size-complex="16pt" style:font-style-complex="normal"/>
    </style:style>
    <style:style style:name="P18" style:family="paragraph" style:parent-style-name="Standard">
      <style:text-properties fo:font-size="16pt" fo:font-style="normal" officeooo:rsid="0038bc25" officeooo:paragraph-rsid="0038bc25" style:font-size-asian="14pt" style:font-style-asian="normal" style:font-size-complex="16pt" style:font-style-complex="normal"/>
    </style:style>
    <style:style style:name="P19" style:family="paragraph" style:parent-style-name="Standard">
      <style:text-properties fo:font-size="16pt" fo:font-style="normal" officeooo:rsid="0038bc25" officeooo:paragraph-rsid="003eb3d8" style:font-size-asian="14pt" style:font-style-asian="normal" style:font-size-complex="16pt" style:font-style-complex="normal"/>
    </style:style>
    <style:style style:name="P20" style:family="paragraph" style:parent-style-name="Standard">
      <style:text-properties fo:color="#000000" loext:opacity="100%" fo:font-size="16pt" fo:font-style="normal" fo:font-weight="bold" officeooo:rsid="0041d4f6" officeooo:paragraph-rsid="0041d4f6" style:font-size-asian="14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text-properties fo:color="#000000" loext:opacity="100%" fo:font-size="16pt" fo:font-style="normal" fo:font-weight="bold" officeooo:rsid="00444688" officeooo:paragraph-rsid="00444688" style:font-size-asian="14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text-properties fo:color="#000000" loext:opacity="100%" fo:font-size="16pt" fo:font-style="normal" fo:font-weight="normal" officeooo:rsid="00454f2a" officeooo:paragraph-rsid="00454f2a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text-properties fo:color="#000000" loext:opacity="100%" fo:font-size="16pt" fo:font-style="normal" fo:font-weight="normal" officeooo:rsid="0041d4f6" officeooo:paragraph-rsid="0041d4f6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text-properties fo:color="#000000" loext:opacity="100%" fo:font-size="16pt" fo:font-style="normal" fo:font-weight="normal" officeooo:rsid="0050b9b3" officeooo:paragraph-rsid="0050b9b3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text-properties fo:color="#000000" loext:opacity="100%" fo:font-size="16pt" fo:font-style="normal" fo:font-weight="normal" officeooo:rsid="005289c2" officeooo:paragraph-rsid="005289c2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text-properties fo:color="#000000" loext:opacity="100%" fo:font-size="16pt" fo:font-style="normal" fo:font-weight="normal" officeooo:rsid="0058f196" officeooo:paragraph-rsid="0058f196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paragraph-properties>
        <style:tab-stops>
          <style:tab-stop style:position="14.923cm"/>
        </style:tab-stops>
      </style:paragraph-properties>
      <style:text-properties fo:color="#000000" loext:opacity="100%" fo:font-size="16pt" fo:font-style="normal" fo:font-weight="normal" officeooo:rsid="0058f196" officeooo:paragraph-rsid="0058f196" style:font-size-asian="14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paragraph-properties>
        <style:tab-stops>
          <style:tab-stop style:position="14.923cm"/>
        </style:tab-stops>
      </style:paragraph-properties>
      <style:text-properties fo:color="#000000" loext:opacity="100%" fo:font-size="16pt" fo:font-style="normal" fo:font-weight="normal" officeooo:rsid="0062736f" officeooo:paragraph-rsid="0062736f" style:font-size-asian="14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text-properties fo:font-size="16pt" officeooo:rsid="004fe54d" officeooo:paragraph-rsid="004fe54d" style:font-size-asian="14pt" style:font-size-complex="16pt"/>
    </style:style>
    <style:style style:name="P30" style:family="paragraph" style:parent-style-name="Standard">
      <style:text-properties fo:font-size="16pt" officeooo:rsid="006b6d88" officeooo:paragraph-rsid="006b6d88" style:font-size-asian="14pt" style:font-size-complex="16pt"/>
    </style:style>
    <style:style style:name="P31" style:family="paragraph" style:parent-style-name="Standard">
      <style:text-properties fo:font-size="16pt" fo:font-style="normal" officeooo:rsid="0038bc25" officeooo:paragraph-rsid="0038bc25" style:font-size-asian="14pt" style:font-style-asian="normal" style:font-size-complex="16pt" style:font-style-complex="normal"/>
    </style:style>
    <style:style style:name="P32" style:family="paragraph" style:parent-style-name="Standard">
      <style:text-properties fo:font-size="16pt" fo:font-style="normal" officeooo:rsid="006dd047" officeooo:paragraph-rsid="006dd047" style:font-size-asian="14pt" style:font-style-asian="normal" style:font-size-complex="16pt" style:font-style-complex="normal"/>
    </style:style>
    <style:style style:name="P33" style:family="paragraph" style:parent-style-name="Standard">
      <style:text-properties fo:font-size="16pt" fo:font-style="normal" officeooo:rsid="00104603" officeooo:paragraph-rsid="000ece17" style:font-size-asian="14pt" style:font-style-asian="normal" style:font-size-complex="16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6a49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fc4ce" style:font-style-asian="normal" style:font-style-complex="normal"/>
    </style:style>
    <style:style style:name="T5" style:family="text">
      <style:text-properties fo:font-style="normal" officeooo:rsid="00104603" style:font-style-asian="normal" style:font-style-complex="normal"/>
    </style:style>
    <style:style style:name="T6" style:family="text">
      <style:text-properties fo:font-style="normal" officeooo:rsid="00106a49" style:font-style-asian="normal" style:font-style-complex="normal"/>
    </style:style>
    <style:style style:name="T7" style:family="text">
      <style:text-properties officeooo:rsid="0011bd57"/>
    </style:style>
    <style:style style:name="T8" style:family="text">
      <style:text-properties officeooo:rsid="00104603"/>
    </style:style>
    <style:style style:name="T9" style:family="text">
      <style:text-properties officeooo:rsid="00106a49"/>
    </style:style>
    <style:style style:name="T10" style:family="text">
      <style:text-properties officeooo:rsid="001316c7"/>
    </style:style>
    <style:style style:name="T11" style:family="text">
      <style:text-properties officeooo:rsid="0014a115"/>
    </style:style>
    <style:style style:name="T12" style:family="text">
      <style:text-properties officeooo:rsid="00160806"/>
    </style:style>
    <style:style style:name="T13" style:family="text">
      <style:text-properties officeooo:rsid="0018d320"/>
    </style:style>
    <style:style style:name="T14" style:family="text">
      <style:text-properties officeooo:rsid="0022946d"/>
    </style:style>
    <style:style style:name="T15" style:family="text">
      <style:text-properties officeooo:rsid="0023119f"/>
    </style:style>
    <style:style style:name="T16" style:family="text">
      <style:text-properties officeooo:rsid="0023f2e1"/>
    </style:style>
    <style:style style:name="T17" style:family="text">
      <style:text-properties officeooo:rsid="002535cf"/>
    </style:style>
    <style:style style:name="T18" style:family="text">
      <style:text-properties officeooo:rsid="00272614"/>
    </style:style>
    <style:style style:name="T19" style:family="text">
      <style:text-properties officeooo:rsid="002aa28a"/>
    </style:style>
    <style:style style:name="T20" style:family="text">
      <style:text-properties officeooo:rsid="002f6c63"/>
    </style:style>
    <style:style style:name="T21" style:family="text">
      <style:text-properties officeooo:rsid="002fb2d0"/>
    </style:style>
    <style:style style:name="T22" style:family="text">
      <style:text-properties officeooo:rsid="003094c6"/>
    </style:style>
    <style:style style:name="T23" style:family="text">
      <style:text-properties officeooo:rsid="00326bfa"/>
    </style:style>
    <style:style style:name="T24" style:family="text">
      <style:text-properties officeooo:rsid="003460ec"/>
    </style:style>
    <style:style style:name="T25" style:family="text">
      <style:text-properties officeooo:rsid="00351915"/>
    </style:style>
    <style:style style:name="T26" style:family="text">
      <style:text-properties officeooo:rsid="0036da5f"/>
    </style:style>
    <style:style style:name="T27" style:family="text">
      <style:text-properties officeooo:rsid="003d1104"/>
    </style:style>
    <style:style style:name="T28" style:family="text">
      <style:text-properties officeooo:rsid="003eb3d8"/>
    </style:style>
    <style:style style:name="T29" style:family="text">
      <style:text-properties style:text-line-through-style="solid" style:text-line-through-type="single" officeooo:rsid="003eb3d8"/>
    </style:style>
    <style:style style:name="T30" style:family="text">
      <style:text-properties style:text-line-through-style="solid" style:text-line-through-type="single" fo:font-weight="bold" officeooo:rsid="003eb3d8" style:font-weight-asian="bold" style:font-weight-complex="bold"/>
    </style:style>
    <style:style style:name="T31" style:family="text">
      <style:text-properties fo:font-weight="bold" officeooo:rsid="003eb3d8" style:font-weight-asian="bold" style:font-weight-complex="bold"/>
    </style:style>
    <style:style style:name="T32" style:family="text">
      <style:text-properties fo:font-weight="bold" officeooo:rsid="003fafc0" style:font-weight-asian="bold" style:font-weight-complex="bold"/>
    </style:style>
    <style:style style:name="T33" style:family="text">
      <style:text-properties fo:color="#c9211e" loext:opacity="100%" fo:font-weight="bold" officeooo:rsid="003fafc0" style:font-weight-asian="bold" style:font-weight-complex="bold"/>
    </style:style>
    <style:style style:name="T34" style:family="text">
      <style:text-properties fo:color="#c9211e" loext:opacity="100%" fo:font-weight="normal" officeooo:rsid="0041d4f6" style:font-weight-asian="normal" style:font-weight-complex="normal"/>
    </style:style>
    <style:style style:name="T35" style:family="text">
      <style:text-properties officeooo:rsid="00457792"/>
    </style:style>
    <style:style style:name="T36" style:family="text">
      <style:text-properties officeooo:rsid="00475fbc"/>
    </style:style>
    <style:style style:name="T37" style:family="text">
      <style:text-properties officeooo:rsid="004b3cb2"/>
    </style:style>
    <style:style style:name="T38" style:family="text">
      <style:text-properties officeooo:rsid="0060d074"/>
    </style:style>
    <style:style style:name="T39" style:family="text">
      <style:text-properties officeooo:rsid="006c9a00"/>
    </style:style>
    <style:style style:name="T40" style:family="text">
      <style:text-properties officeooo:rsid="006dd047"/>
    </style:style>
    <style:style style:name="T41" style:family="text">
      <style:text-properties officeooo:rsid="006f767d"/>
    </style:style>
    <style:style style:name="T42" style:family="text">
      <style:text-properties officeooo:rsid="0070ef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KER LOGIN </text:p>
      <text:p text:style-name="P5"><text:s text:c="2"/>*docker login </text:p>
      <text:p text:style-name="P5"><text:s text:c="4"/>then enter your username and password</text:p>
      <text:p text:style-name="P4"/>
      <text:p text:style-name="P30">removing all images</text:p>
      <text:p text:style-name="P30">* docker image rm $(docker image ls <text:s/>-q)</text:p>
      <text:p text:style-name="P30">* docker container <text:s/>rm <text:s/>-f $(docker image ls -a <text:s/>-q) <text:s text:c="2"/></text:p>
      <text:p text:style-name="P30"/>
      <text:p text:style-name="P4">Docker remove - https://www.golinuxcloud.com/ubuntu-uninstall-docker/</text:p>
      <text:p text:style-name="P1">Docker run</text:p>
      <text:p text:style-name="P1">* <text:s text:c="2"/>docker run –name &lt;container name&gt; &lt;image name&gt;</text:p>
      <text:p text:style-name="P1"><text:s text:c="6"/>-that is run in foreground you can`t perform any operations in that shell</text:p>
      <text:p text:style-name="P1">*docker run -d –name &lt;container name&gt; &lt;image name&gt;</text:p>
      <text:p text:style-name="P1"><text:s text:c="2"/>-container run in background</text:p>
      <text:p text:style-name="P1">*docker <text:s text:c="2"/></text:p>
      <text:p text:style-name="P1"><text:s text:c="4"/>-see all docker commands</text:p>
      <text:p text:style-name="P1">*docker &lt;commmand&gt; help</text:p>
      <text:p text:style-name="P1"><text:s text:c="2"/>-vi<text:span text:style-name="T41">ew</text:span> the feature of the command</text:p>
      <text:p text:style-name="P1">*docker exec -it &lt;container name&gt; <text:span text:style-name="T1">bin</text:span><text:span text:style-name="T3">/&lt;shell name&gt; ex:bash,sh,ect..</text:span></text:p>
      <text:p text:style-name="P1"><text:span text:style-name="T3"><text:s text:c="3"/>-</text:span><text:span text:style-name="T4">login to runnning container</text:span></text:p>
      <text:p text:style-name="P1"><text:span text:style-name="T4">*</text:span><text:span text:style-name="T5">docker start &lt;Container name&gt;</text:span></text:p>
      <text:p text:style-name="P6"><text:s text:c="4"/>-start the container</text:p>
      <text:p text:style-name="P6">*docker stop &lt;Container name&gt;</text:p>
      <text:p text:style-name="P6"><text:s text:c="2"/>-stop the container</text:p>
      <text:p text:style-name="P6">*docker system df </text:p>
      <text:p text:style-name="P6"><text:s text:c="3"/>-show all containers,imaged and volumes and <text:span text:style-name="T41">their</text:span> details</text:p>
      <text:p text:style-name="P6">*docker stats </text:p>
      <text:p text:style-name="P6"><text:s text:c="2"/>-container usage</text:p>
      <text:p text:style-name="P6">*docker rm &lt;container name&gt;</text:p>
      <text:p text:style-name="P6"><text:s text:c="3"/>-remove the container (you cannot remove the runnig the container)</text:p>
      <text:p text:style-name="P7">*docker logs &lt;container name&gt;</text:p>
      <text:p text:style-name="P7"><text:s text:c="2"/>-checking logs of that con<text:span text:style-name="T40">t</text:span>ainer</text:p>
      <text:p text:style-name="P2"><text:span text:style-name="T5">*</text:span><text:span text:style-name="T6">docker run -d -it –name &lt;container name&gt; &lt;image name&gt; </text:span><text:span text:style-name="T2">bin/&lt;shell name&gt;</text:span></text:p>
      <text:p text:style-name="P8"><text:s text:c="2"/>-if you run os with interactive terminal use it</text:p>
      <text:p text:style-name="P3"><text:span text:style-name="T6">*docker top </text:span><text:span text:style-name="T5">&lt;container name&gt;</text:span></text:p>
      <text:p text:style-name="P3"><text:span text:style-name="T5"><text:s text:c="2"/>-</text:span><text:span text:style-name="T6">container running process</text:span></text:p>
      <text:p text:style-name="P9"><text:span text:style-name="T8">*</text:span><text:span text:style-name="T9">docker run -d -it –name &lt;container name&gt; <text:s/>-</text:span><text:span text:style-name="T7">p 82:80</text:span><text:span text:style-name="T9">&lt;image name&gt; </text:span></text:p>
      <text:p text:style-name="P9"><text:soft-page-break/><text:s text:c="2"/><text:span text:style-name="T7">if the port run in 80 but we can forward the 82 we can acces 82 we can rediredt in 80</text:span></text:p>
      <text:p text:style-name="P9">*<text:span text:style-name="T10">docker inspect &lt;container name&gt;</text:span></text:p>
      <text:p text:style-name="P9"><text:s text:c="2"/>-<text:span text:style-name="T10">all about the container</text:span></text:p>
      <text:p text:style-name="P9">*<text:span text:style-name="T11">docker save &lt;container name&gt; <text:s/>&gt; &lt;filename&gt;.tar</text:span></text:p>
      <text:p text:style-name="P9"><text:s text:c="3"/>-<text:span text:style-name="T11">backup the image using tar extension</text:span></text:p>
      <text:p text:style-name="P9">*<text:span text:style-name="T12">docker rmi &lt;image id&gt;</text:span></text:p>
      <text:p text:style-name="P9"><text:s text:c="2"/>-<text:span text:style-name="T12">remove the image (you can give the multiple ids remove the multiple images)</text:span></text:p>
      <text:p text:style-name="P9"/>
      <text:p text:style-name="P10">WRITING docker file</text:p>
      <text:p text:style-name="P10"><text:s text:c="2"/>-https://www.learnitguide.net/2018/06/dockerfile-cmd-entrypoint-differences.html</text:p>
      <text:p text:style-name="P10"><text:s text:c="2"/><text:span text:style-name="T13">Docker file instructions</text:span></text:p>
      <text:p text:style-name="P10"><text:s text:c="3"/>-https://docs.docker.com/engine/reference/builder/</text:p>
      <text:p text:style-name="P10"/>
      <text:p text:style-name="P10"/>
      <text:p text:style-name="P11">DOCKER NETWORKING</text:p>
      <text:p text:style-name="P11"><text:s text:c="3"/>*docker network --help </text:p>
      <text:p text:style-name="P11"><text:s text:c="7"/>-list all docker network related commands</text:p>
      <text:p text:style-name="P11"><text:s text:c="4"/>*docker network ls</text:p>
      <text:p text:style-name="P11"><text:s text:c="8"/>-show all networks</text:p>
      <text:p text:style-name="P11">*<text:span text:style-name="T14">docker run -d -it -name &lt;container name&gt; -p 8080:80 &lt;image_name&gt;</text:span></text:p>
      <text:p text:style-name="P11"><text:s text:c="3"/>-<text:span text:style-name="T14">po</text:span><text:span text:style-name="T38">r</text:span><text:span text:style-name="T14">t forwarding </text:span><text:span text:style-name="T15">you need to specify the prefix and sufix</text:span></text:p>
      <text:p text:style-name="P11"><text:s/>*<text:span text:style-name="T16">docker run -d -it -name &lt;container name&gt; -P &lt;image <text:s/>name&gt;</text:span></text:p>
      <text:p text:style-name="P11"><text:s text:c="4"/>-<text:span text:style-name="T16">docker assingns random port</text:span></text:p>
      <text:p text:style-name="P11"/>
      <text:p text:style-name="P11"><text:tab/><text:span text:style-name="T17">DOCKER VOLUMES</text:span></text:p>
      <text:p text:style-name="P11">*<text:span text:style-name="T17">docker volume create &lt;volume name&gt;</text:span></text:p>
      <text:p text:style-name="P11"><text:s text:c="2"/><text:span text:style-name="T17">creating the volume</text:span></text:p>
      <text:p text:style-name="P11">*<text:span text:style-name="T17">dokcer <text:s/>volume ls </text:span></text:p>
      <text:p text:style-name="P11"><text:s text:c="4"/>-<text:span text:style-name="T17">show all volume</text:span><text:span text:style-name="T38">s</text:span></text:p>
      <text:p text:style-name="P11">*<text:span text:style-name="T17">docker volume inspect &lt;volume name&gt;</text:span></text:p>
      <text:p text:style-name="P11">- <text:span text:style-name="T18">see the details about the volume</text:span></text:p>
      <text:p text:style-name="P11">* docker run -d -it --name gok --mount source=data,destination=/data httpd</text:p>
      <text:p text:style-name="P12"><text:s text:c="5"/>-attach a volume in a container new run a container in a declaration </text:p>
      <text:p text:style-name="P12"><text:s text:c="2"/></text:p>
      <text:p text:style-name="P13">BIND DIRECTORIES</text:p>
      <text:p text:style-name="P13"><text:soft-page-break/><text:s/>*docker run -d -it –name &lt;container name&gt; -v /&lt;any docker host directory&gt;: &lt;your directory in destination&gt; &lt;image_name&gt;</text:p>
      <text:p text:style-name="P13"><text:s text:c="3"/>-<text:span text:style-name="T19">bind your predefined directories <text:s/></text:span></text:p>
      <text:p text:style-name="P13"/>
      <text:p text:style-name="P13"/>
      <text:p text:style-name="P14">DOCKER SWARM<text:tab/></text:p>
      <text:p text:style-name="P14"><text:s text:c="4"/>CONTAINER ORCHESTRATION</text:p>
      <text:p text:style-name="P14"><text:s text:c="10"/>container orchastration tool allows user to manage multiple container deployeed across multiple hostb machines<text:tab/></text:p>
      <text:p text:style-name="P14"/>
      <text:p text:style-name="P15">docker swarm is container orchestration tool</text:p>
      <text:p text:style-name="P15">Advantages of docker swarm</text:p>
      <text:p text:style-name="P15"><text:s text:c="2"/>*orchestration</text:p>
      <text:p text:style-name="P15">* high availablity</text:p>
      <text:p text:style-name="P15">* scalling</text:p>
      <text:p text:style-name="P15">*multi-host networking</text:p>
      <text:p text:style-name="P15">*service discovery%load balancing</text:p>
      <text:p text:style-name="P15">*rolling updates</text:p>
      <text:p text:style-name="P15"><text:s/></text:p>
      <text:p text:style-name="P15"/>
      <text:p text:style-name="P15">*<text:span text:style-name="T37">if</text:span></text:p>
      <text:p text:style-name="P15">*<text:span text:style-name="T20">docker service ls</text:span></text:p>
      <text:p text:style-name="P15"><text:s text:c="3"/><text:span text:style-name="T20">show all service</text:span></text:p>
      <text:p text:style-name="P15"><text:s/>*<text:span text:style-name="T21">docker service create -replicas <text:s/></text:span><text:span text:style-name="T22">2 </text:span><text:span text:style-name="T21">-p 80:80 -name &lt;image name&gt; &lt;imavge&gt;</text:span></text:p>
      <text:p text:style-name="P15"><text:s text:c="3"/>-<text:span text:style-name="T21">run a <text:s/>service in a master node</text:span></text:p>
      <text:p text:style-name="P15"><text:s text:c="4"/>-<text:span text:style-name="T22">replicas meaning how many container to be created </text:span></text:p>
      <text:p text:style-name="P15">- <text:span text:style-name="T22">if you put 2 select the nodes and the run container</text:span></text:p>
      <text:p text:style-name="P15">*<text:span text:style-name="T22">docker service ls</text:span></text:p>
      <text:p text:style-name="P15"><text:s text:c="3"/>- <text:span text:style-name="T22">show all running containrs in swarm</text:span></text:p>
      <text:p text:style-name="P16"><text:s/>*<text:span text:style-name="T21">docker service create -</text:span><text:span text:style-name="T22">node</text:span><text:span text:style-name="T21"> <text:s/></text:span><text:span text:style-name="T22">global </text:span><text:span text:style-name="T21">-p 80:80 -name &lt;image name&gt; &lt;imavge&gt;</text:span></text:p>
      <text:p text:style-name="P16"><text:s text:c="5"/>-<text:span text:style-name="T22">global means running <text:s/>all <text:s text:c="4"/>nodes in swarm</text:span></text:p>
      <text:p text:style-name="P16">* <text:span text:style-name="T23">sudo docker create -d overlay &lt;network new name&gt;</text:span></text:p>
      <text:p text:style-name="P16"><text:s text:c="3"/>-<text:span text:style-name="T23">create new network</text:span></text:p>
      <text:p text:style-name="P16">*<text:span text:style-name="T24">docker service scale &lt;container name&gt;=value</text:span></text:p>
      <text:p text:style-name="P16"><text:s text:c="3"/>-<text:span text:style-name="T24">scale up the running values</text:span></text:p>
      <text:p text:style-name="P16"><text:s text:c="3"/>-<text:span text:style-name="T25">or scale down values </text:span></text:p>
      <text:p text:style-name="P16"/>
      <text:p text:style-name="P17"><text:soft-page-break/><text:s text:c="2"/>Roll up and down</text:p>
      <text:p text:style-name="P17"><text:s text:c="3"/>changing the version of the runnning mchine</text:p>
      <text:p text:style-name="P17"/>
      <text:p text:style-name="P16"><text:s text:c="8"/>*<text:span text:style-name="T26">docker service update –image &lt;updatedImagesversion&gt; image name</text:span></text:p>
      <text:p text:style-name="P16"><text:s text:c="13"/><text:span text:style-name="T26">rolll up the container</text:span></text:p>
      <text:p text:style-name="P16"/>
      <text:p text:style-name="P18">DOCKER COMPOSE</text:p>
      <text:p text:style-name="P18"/>
      <text:p text:style-name="P32">docker compose file name version should be in string</text:p>
      <text:p text:style-name="P18">*<text:span text:style-name="T39">docker compose up <text:s/>-- </text:span><text:span text:style-name="T42">start and up the images</text:span></text:p>
      <text:p text:style-name="P18">*<text:span text:style-name="T42">docker-compose build –no-cache <text:s/>- <text:s/>that not taking the recent cache rebuid the total images</text:span></text:p>
      <text:p text:style-name="P18">https://www.baeldung.com/ops/docker-compose</text:p>
      <text:p text:style-name="P18"><text:s text:c="4"/>*<text:span text:style-name="T27">docker-compose -f &lt;yml file&gt; </text:span></text:p>
      <text:p text:style-name="P18"><text:s text:c="9"/>-<text:span text:style-name="T27">show all related commands</text:span></text:p>
      <text:p text:style-name="P18">*<text:span text:style-name="T27">docker-compose -f &lt;yml file&gt; down</text:span></text:p>
      <text:p text:style-name="P18"><text:s text:c="2"/>-<text:span text:style-name="T27">down all images inside the yaml file</text:span></text:p>
      <text:p text:style-name="P18">*<text:span text:style-name="T27">docker-compose -f &lt;yaml file&gt; up -d</text:span></text:p>
      <text:p text:style-name="P18"><text:s text:c="4"/>-<text:span text:style-name="T27">run in the backgrounf</text:span></text:p>
      <text:p text:style-name="P18">*<text:span text:style-name="T28">docker-compose -f &lt;yaml file&gt; ps</text:span></text:p>
      <text:p text:style-name="P19"><text:s text:c="3"/><text:span text:style-name="T29">show all containers in the</text:span><text:span text:style-name="T30"> docker-compose</text:span></text:p>
      <text:p text:style-name="P19"><text:span text:style-name="T31"><text:s/>*</text:span><text:span text:style-name="T32">docker compose -f <text:s/>&lt;yml file&gt; restart &lt;service name&gt;</text:span></text:p>
      <text:p text:style-name="P19"><text:span text:style-name="T32">- restart the particular</text:span><text:span text:style-name="T33"> <text:s/></text:span><text:span text:style-name="T34"><text:s/>container</text:span></text:p>
      <text:p text:style-name="P23"><text:s/></text:p>
      <text:p text:style-name="P20"/>
      <text:p text:style-name="P21">MEMEORY RESOURCE ALLOCATION &amp; MANAGEMENT IN DOCKER</text:p>
      <text:p text:style-name="P21"><text:s text:c="2"/></text:p>
      <text:p text:style-name="P22">*<text:span text:style-name="T35">docker run -m 512m -d –name &lt;continer name&gt; &lt;image name&gt;</text:span></text:p>
      <text:p text:style-name="P22">- <text:span text:style-name="T35">m for memmory limit</text:span></text:p>
      <text:p text:style-name="P22"><text:s/>*docker run --memory-reservation=256m -m 512m -d --name web2 httpd</text:p>
      <text:p text:style-name="P22">- <text:span text:style-name="T36">set memory reservation</text:span></text:p>
      <text:p text:style-name="P22"/>
      <text:p text:style-name="P22"/>
      <text:p text:style-name="P22"/>
      <text:p text:style-name="P24">DOCKERIZE NOTES</text:p>
      <text:p text:style-name="P24"/>
      <text:p text:style-name="P24"><text:a xlink:type="simple" xlink:href="https://blog.knoldus.com/how-to-dockerize-an-application/" text:style-name="Internet_20_link" text:visited-style-name="Visited_20_Internet_20_Link">https://blog.knoldus.com/how-to-dockerize-an-application/</text:a></text:p>
      <text:p text:style-name="P24"/>
      <text:p text:style-name="P24"><text:soft-page-break/></text:p>
      <text:p text:style-name="P25">writing dockerfile </text:p>
      <text:p text:style-name="P25"><text:s/></text:p>
      <text:p text:style-name="P25"><text:s/>https://www.analyticsvidhya.com/blog/2022/06/writing-dockerfile-is-simple/</text:p>
      <text:p text:style-name="P24"/>
      <text:p text:style-name="P24"/>
      <text:p text:style-name="P26">Medium.com tutorial series</text:p>
      <text:p text:style-name="P26"/>
      <text:p text:style-name="P27"><text:a xlink:type="simple" xlink:href="https://rominirani.com/docker-tutorial-series-a7e6ff90a023" text:style-name="Internet_20_link" text:visited-style-name="Visited_20_Internet_20_Link">https://rominirani.com/docker-tutorial-series-a7e6ff90a023</text:a></text:p>
      <text:p text:style-name="P27"/>
      <text:p text:style-name="P27"/>
      <text:p text:style-name="P28">Docker volume notes </text:p>
      <text:p text:style-name="P28"/>
      <text:p text:style-name="P28"><text:a xlink:type="simple" xlink:href="https://www.baeldung.com/ops/docker-volumes" text:style-name="Internet_20_link" text:visited-style-name="Visited_20_Internet_20_Link">https://www.baeldung.com/ops/docker-volumes</text:a></text:p>
      <text:p text:style-name="P28"/>
      <text:p text:style-name="P28"><text:a xlink:type="simple" xlink:href="https://stackoverflow.com/questions/68466681/whats-is-the-different-between-docker-volume-with-mountpoint-docker-volumes#:~:text=Mountpoint%20When%20you%20use%20a,it%20does%20not%20yet%20exist" text:style-name="Internet_20_link" text:visited-style-name="Visited_20_Internet_20_Link">https://stackoverflow.com/questions/68466681/whats-is-the-different-between-docker-volume-with-mountpoint-docker-volumes#:~:text=Mountpoint%20When%20you%20use%20a,it%20does%20not%20yet%20exist</text:a>.</text:p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20:54:24.948138535</meta:creation-date>
    <meta:generator>LibreOffice/7.3.7.2$Linux_X86_64 LibreOffice_project/30$Build-2</meta:generator>
    <dc:date>2023-05-04T23:30:57.096717608</dc:date>
    <meta:editing-duration>P2DT19H10M39S</meta:editing-duration>
    <meta:editing-cycles>41</meta:editing-cycles>
    <meta:document-statistic meta:table-count="0" meta:image-count="0" meta:object-count="0" meta:page-count="5" meta:paragraph-count="132" meta:word-count="682" meta:character-count="5124" meta:non-whitespace-character-count="4319"/>
  </office:meta>
</office:document-meta>
</file>